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Heading_20_1">
      <style:text-properties fo:font-style="normal" officeooo:rsid="01d53be4" officeooo:paragraph-rsid="01d53be4" style:font-style-asian="normal" style:font-style-complex="normal"/>
    </style:style>
    <style:style style:name="P5" style:family="paragraph" style:parent-style-name="Heading_20_1">
      <style:text-properties officeooo:rsid="01de7833" officeooo:paragraph-rsid="01de7833"/>
    </style:style>
    <style:style style:name="P6" style:family="paragraph" style:parent-style-name="Heading_20_1">
      <style:text-properties officeooo:rsid="01e1e8c4" officeooo:paragraph-rsid="01e1e8c4"/>
    </style:style>
    <style:style style:name="P7" style:family="paragraph" style:parent-style-name="Standard">
      <style:text-properties officeooo:rsid="01dd36d5" officeooo:paragraph-rsid="01dd36d5"/>
    </style:style>
    <style:style style:name="P8" style:family="paragraph" style:parent-style-name="Standard">
      <style:text-properties officeooo:rsid="01de7833" officeooo:paragraph-rsid="01de7833"/>
    </style:style>
    <style:style style:name="P9" style:family="paragraph" style:parent-style-name="Text_20_body">
      <style:text-properties officeooo:rsid="01dd36d5" officeooo:paragraph-rsid="01dd36d5"/>
    </style:style>
    <style:style style:name="P10" style:family="paragraph" style:parent-style-name="Text_20_body">
      <style:text-properties officeooo:rsid="01e1e8c4" officeooo:paragraph-rsid="01e1e8c4"/>
    </style:style>
    <style:style style:name="T1" style:family="text">
      <style:text-properties fo:font-size="12pt" fo:font-weight="bold" officeooo:rsid="01d53be4"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dd36d5"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1d5f188"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troduction</text:h>
      <text:p text:style-name="P9"><text:span text:style-name="T13">A</text:span><text:span text:style-name="T12">s mentioned in the previous lab, the radio module on the Pico W include Blutooth capability. To quote Wikipedia,</text:span></text:p>
      <text:p text:style-name="Quote">Bluetooth is a short-range wireless technology standard that is used for exchanging data between fixed and mobile devices over short distances and building personal area networks (PANs). In the most widely used mode, transmission power is limited to 2.5 milliwatts, giving it a very short range of up to 10 metres (33 ft). It employs UHF radio waves in the ISM bands, from 2.402 GHz to 2.48 GHz.[3] It is mainly used as an alternative to wired connections to exchange files between nearby portable devices and connect cell phones and music players with wireless headphones. </text:p>
      <text:p text:style-name="P7">Note that it builds a PAN. This means it only connects devices within one person's workspace. You are ptobably famiiar with devices suck as Bluetooth speaker, headphones, and gaming controllers. The communication is private within your PAN. </text:p>
      <text:p text:style-name="P7">You will work through the examples in Chapter 12, <text:span text:style-name="T11">Bluetooth connectivity with Pico W</text:span><text:span text:style-name="T12">. The examples are a bluetooth connection to your phone, and two Pico W’s connected to each other.</text:span></text:p>
      <text:p text:style-name="P8"><text:span text:style-name="T12">As an application, you will set up two Pico W. One will be battery powered, have motion sensors, and be mounted on an air track slide. The other will receive the data and create a data file for analysis. </text:span></text:p>
      <text:h text:style-name="P5" text:outline-level="1">Work Through Chapter 12</text:h>
      <text:p text:style-name="P10">When you get to the last activity, set up a second Pico W as the client (or receiver.) You should then be able to see the data the beacon is sending on the client Pico W.</text:p>
      <text:h text:style-name="P6" text:outline-level="1">Activity</text:h>
      <text:p text:style-name="P10">In this activity, you are going to modify the previous activity. The first Pico W will be battery operated and be connected to a distance sensor. This will be mounted on an air track glider. It will send precision distance data to the second, client Pico W. You can then plot and analyze the data to get the glider’s position, velocity, and acceleration.</text:p>
      <text:p text:style-name="P10"/>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Quote" style:family="paragraph" style:parent-style-name="Code" style:master-page-name="">
      <loext:graphic-properties draw:fill="solid" draw:fill-color="#f0f0f0"/>
      <style:paragraph-properties fo:hyphenation-ladder-count="no-limit" style:page-number="auto" fo:background-color="#f0f0f0" fo:padding="0.0201in" fo:border="0.99pt solid #000000"/>
      <style:text-properties style:font-name="Liberation Serif2" fo:font-family="'Liberation Serif'" style:font-style-name="Regular" style:font-family-generic="roman" style:font-pitch="variable" fo:font-size="10pt" fo:font-weight="normal" fo:hyphenate="true" fo:hyphenation-remain-char-count="2" fo:hyphenation-push-char-count="2" loext:hyphenation-no-caps="false" loext:hyphenation-no-last-word="false" loext:hyphenation-word-char-count="4"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OpenSymbol"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OpenSymbol"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OpenSymbol" style:font-style-name="Regular"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7cf7c"/>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d53be4"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dd36d5"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9</text:span><text:span text:style-name="MT3"> – </text:span><text:span text:style-name="MT4">Bluetooth</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9-Bluetooth_24a.odt</text:file-name><text:tab/><text:span text:style-name="MT8">—</text:span><text:span text:style-name="MT9"> </text:span><text:span text:style-name="MT9"><text:page-number text:select-page="current">1</text:page-number></text:span><text:span text:style-name="MT9"><text:s/></text:span><text:span text:style-name="MT10">of </text:span><text:span text:style-name="MT10"><text:page-count>1</text:page-count></text:span><text:span text:style-name="MT9"><text:s/></text:span><text:span text:style-name="MT8">—</text:span><text:span text:style-name="MT9"><text:tab/></text:span><text:span text:style-name="MT9"><text:date style:data-style-name="N49" text:date-value="2024-10-07T18:31:41.760870753">2024-10-07</text:date></text:span><text:span text:style-name="MT9">, </text:span><text:span text:style-name="MT9"><text:time style:data-style-name="N60" text:time-value="2024-10-07T18:31:41.761058717">18:31</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14H26M25S</meta:editing-duration>
    <meta:editing-cycles>99</meta:editing-cycles>
    <meta:generator>LibreOffice/24.2.5.2$Linux_X86_64 LibreOffice_project/420$Build-2</meta:generator>
    <meta:initial-creator>Prof Huster</meta:initial-creator>
    <dc:date>2024-10-07T18:31:29.666615598</dc:date>
    <meta:document-statistic meta:table-count="0" meta:image-count="0" meta:object-count="0" meta:page-count="1" meta:paragraph-count="13" meta:word-count="341" meta:character-count="2052" meta:non-whitespace-character-count="1718"/>
  </office:meta>
</office:document-meta>
</file>